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9.45pt"/>
    </style:style>
    <style:style style:name="co5" style:family="table-column">
      <style:table-column-properties fo:break-before="auto" style:column-width="226.9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5.5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86.26pt" fo:break-before="auto" style:use-optimal-row-height="fals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46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Carlito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Carlito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style:font-name="Carlito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fo:border-left="none" fo:border-right="none" fo:border-top="0.06pt solid #000000"/>
      <style:text-properties style:font-name="Carlito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Carlito" fo:font-size="12pt" style:font-size-asian="12pt" style:font-size-complex="12pt"/>
    </style:style>
    <style:style style:name="ce28" style:family="table-cell" style:parent-style-name="Default">
      <style:table-cell-properties fo:border="none"/>
      <style:text-properties style:font-name="Carlito" fo:font-size="12pt" style:font-size-asian="12pt" style:font-size-complex="12pt"/>
    </style:style>
    <style:style style:name="ce29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none" fo:border-left="none" fo:border-right="none" fo:border-top="0.06pt solid #000000"/>
      <style:text-properties style:font-name="Carlit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style:font-name="Carlito" fo:font-size="12pt" style:font-size-asian="12pt" style:font-size-complex="12pt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Carlito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fo:border-left="none" fo:border-right="0.06pt solid #000000" fo:border-top="0.06pt solid #000000"/>
      <style:text-properties style:font-name="Carlito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fo:border-bottom="none" fo:border-left="none" fo:border-right="0.06pt solid #000000" fo:border-top="none"/>
      <style:text-properties style:font-name="Carlito" fo:font-size="12pt" style:font-size-asian="12pt" style:font-size-complex="12pt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  <style:text-properties style:font-name="Carlito" fo:font-size="12pt" style:font-size-asian="12pt" style:font-size-complex="12pt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ackground-color="transparent" fo:wrap-option="wrap"/>
      <style:paragraph-properties fo:text-align="end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nomas elegidos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1" office:value-type="string" calcext:value-type="string">
            <text:p>NCBI Reference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file size</text:p>
          </table:table-cell>
          <table:table-cell table:style-name="ce11" office:value-type="string" calcext:value-type="string">
            <text:p>n de CRISPR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NC_013210</text:p>
          </table:table-cell>
          <table:table-cell table:style-name="ce25" office:value-type="string" calcext:value-type="string">
            <text:p>Acetobacter pasteurianus</text:p>
          </table:table-cell>
          <table:table-cell table:style-name="ce30" office:value-type="string" calcext:value-type="string">
            <text:p>191,8 kB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C_016148</text:p>
          </table:table-cell>
          <table:table-cell table:style-name="ce7" office:value-type="string" calcext:value-type="string">
            <text:p> Thermovirga lienii</text:p>
          </table:table-cell>
          <table:table-cell table:style-name="ce8" office:value-type="string" calcext:value-type="string">
            <text:p>2 mb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C_013124</text:p>
          </table:table-cell>
          <table:table-cell table:style-name="ce7" office:value-type="string" calcext:value-type="string">
            <text:p>Acidimicrobium ferrooxidans</text:p>
          </table:table-cell>
          <table:table-cell table:style-name="ce8" office:value-type="string" calcext:value-type="string">
            <text:p>2,2 mb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C_014392</text:p>
          </table:table-cell>
          <table:table-cell table:style-name="ce8" office:value-type="string" calcext:value-type="string">
            <text:p>Caldicellulosiruptor obsidiansis</text:p>
          </table:table-cell>
          <table:table-cell table:style-name="ce8" office:value-type="string" calcext:value-type="string">
            <text:p>2,5 mb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NC_006513</text:p>
          </table:table-cell>
          <table:table-cell table:style-name="ce28" office:value-type="string" calcext:value-type="string">
            <text:p>Aromatoleum aromaticum</text:p>
          </table:table-cell>
          <table:table-cell table:style-name="ce28" office:value-type="string" calcext:value-type="string">
            <text:p>4,3 mb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C_015138 </text:p>
          </table:table-cell>
          <table:table-cell table:style-name="ce7" office:value-type="string" calcext:value-type="string">
            <text:p>Acidovorax avenae subsp. avenae</text:p>
          </table:table-cell>
          <table:table-cell table:style-name="ce8" office:value-type="string" calcext:value-type="string">
            <text:p>5,5 mb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C_013510</text:p>
          </table:table-cell>
          <table:table-cell table:style-name="ce29" office:value-type="string" calcext:value-type="string">
            <text:p>Thermomonospora curvata </text:p>
          </table:table-cell>
          <table:table-cell table:style-name="ce9" office:value-type="string" calcext:value-type="string">
            <text:p>5,6 mb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1020"/>
        </table:table-row>
        <table:table-row table:style-name="ro3">
          <table:table-cell table:style-name="Default" table:number-columns-repeated="4"/>
          <table:table-cell table:number-columns-repeated="1020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C_013210" table:style-name="ta1"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3" table:default-cell-style-name="ce16"/>
        <table:table-column table:style-name="co3" table:number-columns-repeated="2" table:default-cell-style-name="ce15"/>
        <table:table-column table:style-name="co3" table:default-cell-style-name="ce17"/>
        <table:table-row table:style-name="ro3">
          <table:table-cell table:style-name="ce15" office:value-type="string" calcext:value-type="string">
            <text:p>CRISPR id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repeats</text:p>
          </table:table-cell>
          <table:table-cell/>
          <table:table-cell table:style-name="Default" table:number-columns-repeated="4"/>
        </table:table-row>
        <table:table-row table:style-name="ro4">
          <table:table-cell table:style-name="ce15" office:value-type="string" calcext:value-type="string">
            <text:p>NC_013210_1</text:p>
          </table:table-cell>
          <table:table-cell table:style-name="ce15" office:value-type="string" calcext:value-type="string">
            <text:p>GTGTTCCCCGCACACGCGGGGATGAACCG</text:p>
          </table:table-cell>
          <table:table-cell office:value-type="string" calcext:value-type="string">
            <text:p>29 bp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23524, 123585, 123646, 123707, 123768, 123829, 123890, 123951, 124012, 124073, 124134,</text:p>
            <text:p>                              124195, 124256, 124317, 124378, 124439, 124500, 124561, 124622, 124683, 124744, 124805,</text:p>
            <text:p>                              124866, 124927</text:p>
          </table:table-cell>
          <table:table-cell table:number-columns-repeated="4"/>
        </table:table-row>
        <table:table-row table:style-name="ro3" table:number-rows-repeated="3">
          <table:table-cell table:number-columns-repeated="9"/>
        </table:table-row>
        <table:table-row table:style-name="ro3">
          <table:table-cell office:value-type="string" calcext:value-type="string">
            <text:p>number of crispr </text:p>
          </table:table-cell>
          <table:table-cell office:value-type="string" calcext:value-type="string">
            <text:p><text:s/>reported crispr 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election time </text:p>
          </table:table-cell>
          <table:table-cell office:value-type="string" calcext:value-type="string">
            <text:p><text:s/>filtering time </text:p>
          </table:table-cell>
          <table:table-cell table:number-columns-repeated="7"/>
        </table:table-row>
        <table:table-row table:style-name="ro3">
          <table:table-cell office:value-type="float" office:value="9612" calcext:value-type="float">
            <text:p>9612</text:p>
          </table:table-cell>
          <table:table-cell office:value-type="float" office:value="674" calcext:value-type="float">
            <text:p>67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d </text:p>
          </table:table-cell>
          <table:table-cell office:value-type="string" calcext:value-type="string">
            <text:p><text:s/>repeats </text:p>
          </table:table-cell>
          <table:table-cell office:value-type="string" calcext:value-type="string">
            <text:p><text:s/>detected occs </text:p>
          </table:table-cell>
          <table:table-cell office:value-type="string" calcext:value-type="string">
            <text:p><text:s/>partially detected occs 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C_01321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3" table:number-rows-repeated="2">
          <table:table-cell table:number-columns-repeated="9"/>
        </table:table-row>
        <table:table-row table:style-name="ro3">
          <table:table-cell office:value-type="string" calcext:value-type="string">
            <text:p>Number of repetitions</text:p>
          </table:table-cell>
          <table:table-cell office:value-type="string" calcext:value-type="string">
            <text:p>DR length</text:p>
          </table:table-cell>
          <table:table-cell office:value-type="string" calcext:value-type="string">
            <text:p>Position of first DR</text:p>
          </table:table-cell>
          <table:table-cell office:value-type="string" calcext:value-type="string">
            <text:p>Position of last DR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4275" calcext:value-type="float">
            <text:p>34275</text:p>
          </table:table-cell>
          <table:table-cell office:value-type="float" office:value="34331" calcext:value-type="float">
            <text:p>34331</text:p>
          </table:table-cell>
          <table:table-cell table:number-columns-repeated="5"/>
        </table:table-row>
        <table:table-row table:style-name="ro3">
          <table:table-cell table:number-columns-repeated="9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23524" calcext:value-type="float">
            <text:p>123524</text:p>
          </table:table-cell>
          <table:table-cell office:value-type="float" office:value="124927" calcext:value-type="float">
            <text:p>124927</text:p>
          </table:table-cell>
          <table:table-cell table:number-columns-repeated="5"/>
        </table:table-row>
        <table:table-row table:style-name="ro3" table:number-rows-repeated="6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NC_016148" table:style-name="ta1">
        <table:table-column table:style-name="co3" table:default-cell-style-name="Default"/>
        <table:table-column table:style-name="co5" table:default-cell-style-name="Default"/>
        <table:table-column table:style-name="co3" table:number-columns-repeated="15" table:default-cell-style-name="Default"/>
        <table:table-row table:style-name="ro3">
          <table:table-cell table:style-name="ce15" office:value-type="string" calcext:value-type="string">
            <text:p>CRISPR id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repeats</text:p>
          </table:table-cell>
          <table:table-cell office:value-type="string" calcext:value-type="string">
            <text:p>posiciones</text:p>
          </table:table-cell>
          <table:table-cell table:number-columns-repeated="12"/>
        </table:table-row>
        <table:table-row table:style-name="ro5">
          <table:table-cell table:style-name="ce15" office:value-type="string" calcext:value-type="string">
            <text:p>NC_016148_1</text:p>
          </table:table-cell>
          <table:table-cell office:value-type="string" calcext:value-type="string">
            <text:p>GATTCAATCGAACCGATACGGAATGGAAAC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316, 256379, 256439, 256501, 256564, 256625, 256687, 256752, 256819, 256883, 256947, 257014, 257079, 257140, 257203, 257267, 257335, 257403, 257470, 257533, 257597, 257665, 257727, 257792 </text:p>
          </table:table-cell>
          <table:table-cell table:number-columns-repeated="12"/>
        </table:table-row>
        <table:table-row table:style-name="ro5">
          <table:table-cell table:style-name="ce15" office:value-type="string" calcext:value-type="string">
            <text:p>NC_016148_2</text:p>
          </table:table-cell>
          <table:table-cell table:style-name="ce15" office:value-type="string" calcext:value-type="string">
            <text:p>GTTTTAGACCTTCCTATAAGGGATGGAAAC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79012, 279079, 279145, 279212, 279279, 279345, 279411, 279476, 279542, 279607, 279673, 279739, 279806, 279872, 279938, 280003, 280069, 280134, 280201, 280268, 280334, 280401, 280467, 280535, 280602, 280669, 280734, 280799, 280865, 280930, 280996, 281061, 281130, 281196, 281261, 281327, 281394, 281459, 281526, 281593, 281660, 281727, 281793, 281858, 281924, 281990</text:p>
          </table:table-cell>
          <table:table-cell table:number-columns-repeated="12"/>
        </table:table-row>
        <table:table-row table:style-name="ro3" table:number-rows-repeated="3">
          <table:table-cell table:number-columns-repeated="17"/>
        </table:table-row>
        <table:table-row table:style-name="ro3">
          <table:table-cell office:value-type="string" calcext:value-type="string">
            <text:p>number of crispr </text:p>
          </table:table-cell>
          <table:table-cell office:value-type="string" calcext:value-type="string">
            <text:p><text:s/>reported crispr </text:p>
          </table:table-cell>
          <table:table-cell table:number-columns-repeated="1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selection time </text:p>
          </table:table-cell>
          <table:table-cell office:value-type="string" calcext:value-type="string">
            <text:p><text:s/>filtering time </text:p>
          </table:table-cell>
          <table:table-cell table:number-columns-repeated="15"/>
        </table:table-row>
        <table:table-row table:style-name="ro3">
          <table:table-cell office:value-type="float" office:value="67399" calcext:value-type="float">
            <text:p>67399</text:p>
          </table:table-cell>
          <table:table-cell office:value-type="float" office:value="19899" calcext:value-type="float">
            <text:p>19899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id </text:p>
          </table:table-cell>
          <table:table-cell office:value-type="string" calcext:value-type="string">
            <text:p><text:s/>repeats </text:p>
          </table:table-cell>
          <table:table-cell office:value-type="string" calcext:value-type="string">
            <text:p><text:s/>detected occs </text:p>
          </table:table-cell>
          <table:table-cell office:value-type="string" calcext:value-type="string">
            <text:p><text:s/>partially detected occs 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NC_016148_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NC_016148_2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3" table:number-rows-repeated="3">
          <table:table-cell table:number-columns-repeated="17"/>
        </table:table-row>
        <table:table-row table:style-name="ro3">
          <table:table-cell office:value-type="string" calcext:value-type="string" table:number-columns-spanned="3" table:number-rows-spanned="1">
            <text:p>Number of repetitions:</text:p>
          </table:table-cell>
          <table:covered-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 table:number-columns-spanned="2" table:number-rows-spanned="1">
            <text:p>DR length:</text:p>
          </table:table-cell>
          <table:covered-table-cell/>
          <table:table-cell office:value-type="float" office:value="30" calcext:value-type="float">
            <text:p>30</text:p>
          </table:table-cell>
          <table:table-cell office:value-type="string" calcext:value-type="string" table:number-columns-spanned="4" table:number-rows-spanned="1">
            <text:p>Position of first DR:</text:p>
          </table:table-cell>
          <table:covered-table-cell table:number-columns-repeated="3"/>
          <table:table-cell office:value-type="float" office:value="256316" calcext:value-type="float">
            <text:p>256316</text:p>
          </table:table-cell>
          <table:table-cell office:value-type="string" calcext:value-type="string" table:number-columns-spanned="4" table:number-rows-spanned="1">
            <text:p>Position of last DR:</text:p>
          </table:table-cell>
          <table:covered-table-cell table:number-columns-repeated="3"/>
          <table:table-cell office:value-type="float" office:value="257267" calcext:value-type="float">
            <text:p>257267</text:p>
          </table:table-cell>
        </table:table-row>
        <table:table-row table:style-name="ro3">
          <table:table-cell table:number-columns-repeated="17"/>
        </table:table-row>
        <table:table-row table:style-name="ro3">
          <table:table-cell office:value-type="string" calcext:value-type="string" table:number-columns-spanned="3" table:number-rows-spanned="1">
            <text:p>Number of repetitions:</text:p>
          </table:table-cell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DR length:</text:p>
          </table:table-cell>
          <table:covered-table-cell office:value-type="string" calcext:value-type="string">
            <text:p>length:</text:p>
          </table:covered-table-cell>
          <table:table-cell office:value-type="float" office:value="31" calcext:value-type="float">
            <text:p>31</text:p>
          </table:table-cell>
          <table:table-cell office:value-type="string" calcext:value-type="string" table:number-columns-spanned="4" table:number-rows-spanned="1">
            <text:p>Position of fir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fir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57267" calcext:value-type="float">
            <text:p>257267</text:p>
          </table:table-cell>
          <table:table-cell office:value-type="string" calcext:value-type="string" table:number-columns-spanned="4" table:number-rows-spanned="1">
            <text:p>Position of la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la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57335" calcext:value-type="float">
            <text:p>257335</text:p>
          </table:table-cell>
        </table:table-row>
        <table:table-row table:style-name="ro3">
          <table:table-cell table:number-columns-repeated="17"/>
        </table:table-row>
        <table:table-row table:style-name="ro3">
          <table:table-cell office:value-type="string" calcext:value-type="string" table:number-columns-spanned="3" table:number-rows-spanned="1">
            <text:p>Number of repetitions:</text:p>
          </table:table-cell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DR length:</text:p>
          </table:table-cell>
          <table:covered-table-cell office:value-type="string" calcext:value-type="string">
            <text:p>length:</text:p>
          </table:covered-table-cell>
          <table:table-cell office:value-type="float" office:value="30" calcext:value-type="float">
            <text:p>30</text:p>
          </table:table-cell>
          <table:table-cell office:value-type="string" calcext:value-type="string" table:number-columns-spanned="4" table:number-rows-spanned="1">
            <text:p>Position of fir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fir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57403" calcext:value-type="float">
            <text:p>257403</text:p>
          </table:table-cell>
          <table:table-cell office:value-type="string" calcext:value-type="string" table:number-columns-spanned="4" table:number-rows-spanned="1">
            <text:p>Position of la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la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57597" calcext:value-type="float">
            <text:p>257597</text:p>
          </table:table-cell>
        </table:table-row>
        <table:table-row table:style-name="ro3">
          <table:table-cell table:number-columns-repeated="17"/>
        </table:table-row>
        <table:table-row table:style-name="ro3">
          <table:table-cell office:value-type="string" calcext:value-type="string" table:number-columns-spanned="3" table:number-rows-spanned="1">
            <text:p>Number of repetitions:</text:p>
          </table:table-cell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DR length:</text:p>
          </table:table-cell>
          <table:covered-table-cell office:value-type="string" calcext:value-type="string">
            <text:p>length:</text:p>
          </table:covered-table-cell>
          <table:table-cell office:value-type="float" office:value="29" calcext:value-type="float">
            <text:p>29</text:p>
          </table:table-cell>
          <table:table-cell office:value-type="string" calcext:value-type="string" table:number-columns-spanned="4" table:number-rows-spanned="1">
            <text:p>Position of fir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fir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57665" calcext:value-type="float">
            <text:p>257665</text:p>
          </table:table-cell>
          <table:table-cell office:value-type="string" calcext:value-type="string" table:number-columns-spanned="4" table:number-rows-spanned="1">
            <text:p>Position of la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la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57792" calcext:value-type="float">
            <text:p>257792</text:p>
          </table:table-cell>
        </table:table-row>
        <table:table-row table:style-name="ro3">
          <table:table-cell table:number-columns-repeated="17"/>
        </table:table-row>
        <table:table-row table:style-name="ro3">
          <table:table-cell office:value-type="string" calcext:value-type="string" table:number-columns-spanned="3" table:number-rows-spanned="1">
            <text:p>Number of repetitions:</text:p>
          </table:table-cell>
          <table:covered-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 table:number-columns-spanned="2" table:number-rows-spanned="1">
            <text:p>DR length:</text:p>
          </table:table-cell>
          <table:covered-table-cell office:value-type="string" calcext:value-type="string">
            <text:p>length:</text:p>
          </table:covered-table-cell>
          <table:table-cell office:value-type="float" office:value="30" calcext:value-type="float">
            <text:p>30</text:p>
          </table:table-cell>
          <table:table-cell office:value-type="string" calcext:value-type="string" table:number-columns-spanned="4" table:number-rows-spanned="1">
            <text:p>Position of fir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fir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79012" calcext:value-type="float">
            <text:p>279012</text:p>
          </table:table-cell>
          <table:table-cell office:value-type="string" calcext:value-type="string" table:number-columns-spanned="4" table:number-rows-spanned="1">
            <text:p>Position of la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la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80467" calcext:value-type="float">
            <text:p>280467</text:p>
          </table:table-cell>
        </table:table-row>
        <table:table-row table:style-name="ro3">
          <table:table-cell table:number-columns-repeated="17"/>
        </table:table-row>
        <table:table-row table:style-name="ro3">
          <table:table-cell office:value-type="string" calcext:value-type="string" table:number-columns-spanned="3" table:number-rows-spanned="1">
            <text:p>Number of repetitions:</text:p>
          </table:table-cell>
          <table:covered-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DR length:</text:p>
          </table:table-cell>
          <table:covered-table-cell office:value-type="string" calcext:value-type="string">
            <text:p>length:</text:p>
          </table:covered-table-cell>
          <table:table-cell office:value-type="float" office:value="30" calcext:value-type="float">
            <text:p>30</text:p>
          </table:table-cell>
          <table:table-cell office:value-type="string" calcext:value-type="string" table:number-columns-spanned="4" table:number-rows-spanned="1">
            <text:p>Position of fir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fir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80535" calcext:value-type="float">
            <text:p>280535</text:p>
          </table:table-cell>
          <table:table-cell office:value-type="string" calcext:value-type="string" table:number-columns-spanned="4" table:number-rows-spanned="1">
            <text:p>Position of la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la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80930" calcext:value-type="float">
            <text:p>280930</text:p>
          </table:table-cell>
        </table:table-row>
        <table:table-row table:style-name="ro3">
          <table:table-cell table:number-columns-repeated="17"/>
        </table:table-row>
        <table:table-row table:style-name="ro3">
          <table:table-cell office:value-type="string" calcext:value-type="string" table:number-columns-spanned="3" table:number-rows-spanned="1">
            <text:p>Number of repetitions:</text:p>
          </table:table-cell>
          <table:covered-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 table:number-columns-spanned="2" table:number-rows-spanned="1">
            <text:p>DR length:</text:p>
          </table:table-cell>
          <table:covered-table-cell office:value-type="string" calcext:value-type="string">
            <text:p>length:</text:p>
          </table:covered-table-cell>
          <table:table-cell office:value-type="float" office:value="30" calcext:value-type="float">
            <text:p>30</text:p>
          </table:table-cell>
          <table:table-cell office:value-type="string" calcext:value-type="string" table:number-columns-spanned="4" table:number-rows-spanned="1">
            <text:p>Position of fir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fir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81130" calcext:value-type="float">
            <text:p>281130</text:p>
          </table:table-cell>
          <table:table-cell office:value-type="string" calcext:value-type="string" table:number-columns-spanned="4" table:number-rows-spanned="1">
            <text:p>Position of la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la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81858" calcext:value-type="float">
            <text:p>281858</text:p>
          </table:table-cell>
        </table:table-row>
      </table:table>
      <table:table table:name="NC_013124" table:style-name="ta1">
        <table:table-column table:style-name="co3" table:number-columns-repeated="5" table:default-cell-style-name="Default"/>
        <table:table-row table:style-name="ro3">
          <table:table-cell table:style-name="ce15" office:value-type="string" calcext:value-type="string">
            <text:p>CRISPR id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repeats</text:p>
          </table:table-cell>
          <table:table-cell office:value-type="string" calcext:value-type="string">
            <text:p>posiciones</text:p>
          </table:table-cell>
        </table:table-row>
        <table:table-row table:style-name="ro6">
          <table:table-cell table:style-name="ce39" office:value-type="string" calcext:value-type="string">
            <text:p>NC_013124_2</text:p>
          </table:table-cell>
          <table:table-cell table:style-name="ce40" office:value-type="string" calcext:value-type="string">
            <text:p>GGATCACCCCCGCCTGCGCGGGGAGCAC</text:p>
          </table:table-cell>
          <table:table-cell table:number-columns-repeated="2" table:style-name="ce40" office:value-type="float" office:value="28" calcext:value-type="float">
            <text:p>28</text:p>
          </table:table-cell>
          <table:table-cell office:value-type="string" calcext:value-type="string">
            <text:p>996601, 996662, 996723, 996784, 996845, 996906, 996967, 997028, 997089, 997150, 997211, 997272, 997333, 997394, 997455, 997516, 997577, 997638, 997699, 997760, 997822, 997883, 997944, 998005, 998066, 998127, 998188, 998249</text:p>
          </table:table-cell>
        </table:table-row>
        <table:table-row table:style-name="ro6">
          <table:table-cell table:style-name="ce39" office:value-type="string" calcext:value-type="string">
            <text:p>NC_013124_3</text:p>
          </table:table-cell>
          <table:table-cell table:style-name="ce40" office:value-type="string" calcext:value-type="string">
            <text:p>GGATCACCCCCGCCTGCGCGGGGAGCAC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41" calcext:value-type="float">
            <text:p>41</text:p>
          </table:table-cell>
          <table:table-cell office:value-type="string" calcext:value-type="string">
            <text:p>1000880, 1000941, 1001002, 1001063, 1001124, 1001185, 1001246, 1001307, 1001368, 1001429, 1001491, 1001552, 1001613, 1001674, 1001735, 1001796, 1001857, 1001918, 1001979, 1002040, 1002101, 1002162, 1002223, 1002284, 1002345, 1002406, 1002467, 1002528, 1002589, 1002650, 1002711, 1002772, 1002833, 1002894, 1002955, 1003016, 1003077, 1003138, 1003199, 1003260, 1003321</text:p>
          </table:table-cell>
        </table:table-row>
        <table:table-row table:style-name="ro3" table:number-rows-repeated="3">
          <table:table-cell table:number-columns-repeated="5"/>
        </table:table-row>
        <table:table-row table:style-name="ro3">
          <table:table-cell office:value-type="string" calcext:value-type="string">
            <text:p>number of crispr </text:p>
          </table:table-cell>
          <table:table-cell office:value-type="string" calcext:value-type="string">
            <text:p><text:s/>reported crispr </text:p>
          </table:table-cell>
          <table:table-cell table:number-columns-repeated="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election time </text:p>
          </table:table-cell>
          <table:table-cell office:value-type="string" calcext:value-type="string">
            <text:p><text:s/>filtering time </text:p>
          </table:table-cell>
          <table:table-cell table:number-columns-repeated="3"/>
        </table:table-row>
        <table:table-row table:style-name="ro3">
          <table:table-cell office:value-type="float" office:value="71396" calcext:value-type="float">
            <text:p>71396</text:p>
          </table:table-cell>
          <table:table-cell office:value-type="float" office:value="34030" calcext:value-type="float">
            <text:p>3403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d </text:p>
          </table:table-cell>
          <table:table-cell office:value-type="string" calcext:value-type="string">
            <text:p><text:s/>repeats </text:p>
          </table:table-cell>
          <table:table-cell office:value-type="string" calcext:value-type="string">
            <text:p><text:s/>detected occs </text:p>
          </table:table-cell>
          <table:table-cell office:value-type="string" calcext:value-type="string">
            <text:p><text:s/>partially detected occs </text:p>
          </table:table-cell>
          <table:table-cell/>
        </table:table-row>
        <table:table-row table:style-name="ro3">
          <table:table-cell office:value-type="string" calcext:value-type="string">
            <text:p>NC_013124_2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NC_013124_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 table:number-rows-repeated="2">
          <table:table-cell table:number-columns-repeated="5"/>
        </table:table-row>
        <table:table-row table:style-name="ro3">
          <table:table-cell office:value-type="string" calcext:value-type="string">
            <text:p>Number of repetitions</text:p>
          </table:table-cell>
          <table:table-cell office:value-type="string" calcext:value-type="string">
            <text:p>DR length</text:p>
          </table:table-cell>
          <table:table-cell office:value-type="string" calcext:value-type="string">
            <text:p>Position of first DR</text:p>
          </table:table-cell>
          <table:table-cell office:value-type="string" calcext:value-type="string">
            <text:p>Position of last DR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44592" calcext:value-type="float">
            <text:p>444592</text:p>
          </table:table-cell>
          <table:table-cell office:value-type="float" office:value="444656" calcext:value-type="float">
            <text:p>444656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723786" calcext:value-type="float">
            <text:p>723786</text:p>
          </table:table-cell>
          <table:table-cell office:value-type="float" office:value="723840" calcext:value-type="float">
            <text:p>723840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996662" calcext:value-type="float">
            <text:p>996662</text:p>
          </table:table-cell>
          <table:table-cell office:value-type="float" office:value="998249" calcext:value-type="float">
            <text:p>998249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1000880" calcext:value-type="float">
            <text:p>1000880</text:p>
          </table:table-cell>
          <table:table-cell office:value-type="float" office:value="1003321" calcext:value-type="float">
            <text:p>1003321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390443" calcext:value-type="float">
            <text:p>1390443</text:p>
          </table:table-cell>
          <table:table-cell office:value-type="float" office:value="1390507" calcext:value-type="float">
            <text:p>1390507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460406" calcext:value-type="float">
            <text:p>1460406</text:p>
          </table:table-cell>
          <table:table-cell office:value-type="float" office:value="1460466" calcext:value-type="float">
            <text:p>1460466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516994" calcext:value-type="float">
            <text:p>1516994</text:p>
          </table:table-cell>
          <table:table-cell office:value-type="float" office:value="1517606" calcext:value-type="float">
            <text:p>1517606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570415" calcext:value-type="float">
            <text:p>1570415</text:p>
          </table:table-cell>
          <table:table-cell office:value-type="float" office:value="1570469" calcext:value-type="float">
            <text:p>1570469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572125" calcext:value-type="float">
            <text:p>1572125</text:p>
          </table:table-cell>
          <table:table-cell office:value-type="float" office:value="1572185" calcext:value-type="float">
            <text:p>1572185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742184" calcext:value-type="float">
            <text:p>1742184</text:p>
          </table:table-cell>
          <table:table-cell office:value-type="float" office:value="1742245" calcext:value-type="float">
            <text:p>1742245</text:p>
          </table:table-cell>
          <table:table-cell/>
        </table:table-row>
      </table:table>
      <table:table table:name="NC_014392" table:style-name="ta1">
        <table:table-column table:style-name="co3" table:number-columns-repeated="12" table:default-cell-style-name="Default"/>
        <table:table-row table:style-name="ro3">
          <table:table-cell table:style-name="ce15" office:value-type="string" calcext:value-type="string">
            <text:p>CRISPR id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repeats</text:p>
          </table:table-cell>
          <table:table-cell office:value-type="string" calcext:value-type="string">
            <text:p>posiciones</text:p>
          </table:table-cell>
          <table:table-cell table:number-columns-repeated="7"/>
        </table:table-row>
        <table:table-row table:style-name="ro6">
          <table:table-cell table:style-name="ce2" office:value-type="string" calcext:value-type="string">
            <text:p>NC_014392_1</text:p>
          </table:table-cell>
          <table:table-cell table:style-name="ce15" office:value-type="string" calcext:value-type="string">
            <text:p>GTTTTATCTGAACTATGAGGGATGTAAAC</text:p>
          </table:table-cell>
          <table:table-cell office:value-type="float" office:value="29" calcext:value-type="float">
            <text:p>29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45343, 145410, 145476, 145541, 145608, 145675, 145741, 145807, 145873, 145939, 146003, 146068, 146134, 146200, 146266, 146332, 146398, 146464, 146531, 146599, 146665, 146732, 146797, 146861, 146928, 146993, 147058, 147123, 147189, 147255, 147321, 147387, 147453, 147518, 147584, 147650, 147716, 147780, 147845, 147911, 147977, 148041, 148107, 148174, 148240, 148306, 148372, 148438, 148502, 148568, 148633, 148699, 148766, 148833, 148900, 148966, 149033, 149099, 149165, 149232, 149298, 149363, 149428, 149494, 149559, 149624, 149689, 149754, 149820, 149885, 149951, 150018, 150084, 150150, 150216, 150278, 150345, 150411, 150477, 150543, 150610, 150677, 150743, 150809, 150876, 150939, 151006, 151071, 151137, 151203, 151269, 151335, 151401, 151467, 151535, 151601, 151668, 151733, 151799, 151867, 151933, 152001, 152067, 152133, 152200, 152266, 152332, 152399, 152465, 152531, 152597, 152663, 152730, 152795, 152862, 152927, 152991, 153058, 153122, 153189, 153254, 153319, 153385, 153450, 153516, 153581, 153646, 153711, 153777, 153842, 153907, 153972, 154038, 154103, 154168, 154234, 154299, 154365, 154431, 154497, 154563, 154629, 154694, 154760, 154825, 154891, 154956, 155022, 155087, 155153, 155218, 155283, 155349, 155415, 155481, 155547, 155614, 155680, 155746, 155812, 155878, 155944, 156009, 156075, 156140, 156206, 156271, 156336, 156402, 156468, 156535, 156602, 156668, 156734, 156801, 156866, 156932, 156999</text:p>
          </table:table-cell>
          <table:table-cell table:number-columns-repeated="7"/>
        </table:table-row>
        <table:table-row table:style-name="ro6">
          <table:table-cell table:style-name="ce2" office:value-type="string" calcext:value-type="string">
            <text:p>NC_014392_2</text:p>
          </table:table-cell>
          <table:table-cell table:style-name="ce15" office:value-type="string" calcext:value-type="string">
            <text:p>GTTTTATCTGAACTATGAGGGATGTAAAC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7108, 157176, 157241, 157307, 157373, 157438, 157503, 157569, 157635, 157701, 157768, 157834, 157901, 157967, 158033</text:p>
          </table:table-cell>
          <table:table-cell table:number-columns-repeated="7"/>
        </table:table-row>
        <table:table-row table:style-name="ro6">
          <table:table-cell table:style-name="ce2" office:value-type="string" calcext:value-type="string">
            <text:p>NC_014392_3</text:p>
          </table:table-cell>
          <table:table-cell table:style-name="ce15" office:value-type="string" calcext:value-type="string">
            <text:p>GTTTTATCTGAACTATGAGGGATGTAAAC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0079, 160145, 160211, 160277</text:p>
          </table:table-cell>
          <table:table-cell table:number-columns-repeated="7"/>
        </table:table-row>
        <table:table-row table:style-name="ro6">
          <table:table-cell table:style-name="ce2" office:value-type="string" calcext:value-type="string">
            <text:p>NC_014392_4</text:p>
          </table:table-cell>
          <table:table-cell table:style-name="ce15" office:value-type="string" calcext:value-type="string">
            <text:p>GTTTGTAGCCTTCCATTTGGGGATTGAAAC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433976, 2434043, 2434114, 2434180, 2434245, 2434311, 2434377, 2434444, 2434509, 2434578, 2434644, 2434712, 2434778, 2434844, 2434912, 2434980, 2435048</text:p>
          </table:table-cell>
          <table:table-cell table:number-columns-repeated="7"/>
        </table:table-row>
        <table:table-row table:style-name="ro6">
          <table:table-cell table:style-name="ce2" office:value-type="string" calcext:value-type="string">
            <text:p>NC_014392_5</text:p>
          </table:table-cell>
          <table:table-cell table:style-name="ce16" office:value-type="string" calcext:value-type="string">
            <text:p> GTTTGTAGCCTCCCCTTTGGGGATTGAAAC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2443408, 2443475 </text:p>
          </table:table-cell>
          <table:table-cell table:number-columns-repeated="7"/>
        </table:table-row>
        <table:table-row table:style-name="ro7">
          <table:table-cell table:style-name="ce2" office:value-type="string" calcext:value-type="string">
            <text:p>NC_014392_6</text:p>
          </table:table-cell>
          <table:table-cell table:style-name="ce15" office:value-type="string" calcext:value-type="string">
            <text:p>GTTTGTAGCCTCCCCTTTGGGGATTGAAAC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449154, 2449219, 2449285, 2449351, 2449418, 2449486, 2449554, 2449621, 2449688, 2449756, 2449822, 2449888, 2449952, 2450018, 2450084, 2450150, 2450216, 2450282, 2450347, 2450415, 2450482, 2450550, 2450615, 2450679</text:p>
          </table:table-cell>
          <table:table-cell table:number-columns-repeated="7"/>
        </table:table-row>
        <table:table-row table:style-name="ro6">
          <table:table-cell table:style-name="ce2" office:value-type="string" calcext:value-type="string">
            <text:p>NC_014392_7</text:p>
          </table:table-cell>
          <table:table-cell table:style-name="ce15" office:value-type="string" calcext:value-type="string">
            <text:p>GTTTGTAGCCTCCCCTTTGGGGATTGAAAC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460383, 2460448, 2460514, 2460579, 2460646, 2460711, 2460777, 2460845, 2460910, 2460977, 2461043, 2461109, 2461175, 2461243, 2461309, 2461375, 2461442, 2461510, 2461576, 2461642, 2461709, 2461777, 2461849</text:p>
          </table:table-cell>
          <table:table-cell table:number-columns-repeated="7"/>
        </table:table-row>
        <table:table-row table:style-name="ro7">
          <table:table-cell table:style-name="ce2" office:value-type="string" calcext:value-type="string">
            <text:p>NC_014392_8</text:p>
          </table:table-cell>
          <table:table-cell table:style-name="ce15" office:value-type="string" calcext:value-type="string">
            <text:p>GTTTGTAGCCTCCCCTTTGGGGATTGAAAC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464720, 2464789, 2464856, 2464924, 2464990, 2465058, 2465126, 2465193, 2465260, 2465326, 2465392, 2465459, 2465525, 2465591, 2465657, 2465723, 2465789, 2465855, 2465921, 2465987, 2466055, 2466120, 2466186, 2466251, 2466317, 2466383, 2466452, 2466520, 2466586, 2466650</text:p>
          </table:table-cell>
          <table:table-cell table:number-columns-repeated="7"/>
        </table:table-row>
        <table:table-row table:style-name="ro6">
          <table:table-cell table:style-name="ce2" office:value-type="string" calcext:value-type="string">
            <text:p>NC_014392_9</text:p>
          </table:table-cell>
          <table:table-cell table:style-name="ce15" office:value-type="string" calcext:value-type="string">
            <text:p>GTTTGTAGCCTCCCCTTTGGGGATTGAAAC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477566, 2477631, 2477699, 2477767, 2477833, 2477899, 2477965, 2478033, 2478099, 2478165, 2478230, 2478296, 2478364, 2478430, 2478495, 2478559, 2478626, 2478694, 2478762, 2478828</text:p>
          </table:table-cell>
          <table:table-cell table:number-columns-repeated="7"/>
        </table:table-row>
        <table:table-row table:style-name="ro6">
          <table:table-cell table:style-name="ce2" office:value-type="string" calcext:value-type="string">
            <text:p>NC_014392_10</text:p>
          </table:table-cell>
          <table:table-cell table:style-name="ce15" office:value-type="string" calcext:value-type="string">
            <text:p>GTTTGTAGCCTCCCCTTTGGGGATTGAAAC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486476, 2486542, 2486608, 2486676, 2486744, 2486810, 2486878</text:p>
          </table:table-cell>
          <table:table-cell table:number-columns-repeated="2"/>
          <table:table-cell table:style-name="ce15"/>
          <table:table-cell table:style-name="ce16"/>
          <table:table-cell table:style-name="ce15" table:number-columns-repeated="2"/>
          <table:table-cell table:style-name="ce17"/>
        </table:table-row>
        <table:table-row table:style-name="ro3" table:number-rows-repeated="3">
          <table:table-cell table:number-columns-repeated="12"/>
        </table:table-row>
        <table:table-row table:style-name="ro3">
          <table:table-cell office:value-type="string" calcext:value-type="string">
            <text:p>number of crispr </text:p>
          </table:table-cell>
          <table:table-cell office:value-type="string" calcext:value-type="string">
            <text:p><text:s/>reported crispr </text:p>
          </table:table-cell>
          <table:table-cell table:number-columns-repeated="10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selection time </text:p>
          </table:table-cell>
          <table:table-cell office:value-type="string" calcext:value-type="string">
            <text:p><text:s/>filtering time </text:p>
          </table:table-cell>
          <table:table-cell table:number-columns-repeated="10"/>
        </table:table-row>
        <table:table-row table:style-name="ro3">
          <table:table-cell office:value-type="float" office:value="89970" calcext:value-type="float">
            <text:p>89970</text:p>
          </table:table-cell>
          <table:table-cell office:value-type="float" office:value="73882" calcext:value-type="float">
            <text:p>73882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d </text:p>
          </table:table-cell>
          <table:table-cell office:value-type="string" calcext:value-type="string">
            <text:p><text:s/>repeats </text:p>
          </table:table-cell>
          <table:table-cell office:value-type="string" calcext:value-type="string">
            <text:p><text:s/>detected occs </text:p>
          </table:table-cell>
          <table:table-cell office:value-type="string" calcext:value-type="string">
            <text:p><text:s/>partially detected occs 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C_014392_1</text:p>
          </table:table-cell>
          <table:table-cell office:value-type="float" office:value="178" calcext:value-type="float">
            <text:p>178</text:p>
          </table:table-cell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C_014392_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C_014392_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C_014392_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C_014392_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C_014392_6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C_014392_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C_014392_8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C_014392_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C_014392_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3" table:number-rows-repeated="3">
          <table:table-cell table:number-columns-repeated="12"/>
        </table:table-row>
        <table:table-row table:style-name="ro3">
          <table:table-cell office:value-type="string" calcext:value-type="string">
            <text:p>Number of repetitions</text:p>
          </table:table-cell>
          <table:table-cell office:value-type="string" calcext:value-type="string">
            <text:p>DR length</text:p>
          </table:table-cell>
          <table:table-cell office:value-type="string" calcext:value-type="string">
            <text:p>Position of first DR</text:p>
          </table:table-cell>
          <table:table-cell office:value-type="string" calcext:value-type="string">
            <text:p>Position of last DR</text:p>
          </table:table-cell>
          <table:table-cell table:number-columns-repeated="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45475" calcext:value-type="float">
            <text:p>145475</text:p>
          </table:table-cell>
          <table:table-cell office:value-type="float" office:value="145674" calcext:value-type="float">
            <text:p>145674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45675" calcext:value-type="float">
            <text:p>145675</text:p>
          </table:table-cell>
          <table:table-cell office:value-type="float" office:value="146464" calcext:value-type="float">
            <text:p>146464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46464" calcext:value-type="float">
            <text:p>146464</text:p>
          </table:table-cell>
          <table:table-cell office:value-type="float" office:value="146531" calcext:value-type="float">
            <text:p>146531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46599" calcext:value-type="float">
            <text:p>146599</text:p>
          </table:table-cell>
          <table:table-cell office:value-type="float" office:value="146797" calcext:value-type="float">
            <text:p>146797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6797" calcext:value-type="float">
            <text:p>146797</text:p>
          </table:table-cell>
          <table:table-cell office:value-type="float" office:value="146861" calcext:value-type="float">
            <text:p>146861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46861" calcext:value-type="float">
            <text:p>146861</text:p>
          </table:table-cell>
          <table:table-cell office:value-type="float" office:value="146928" calcext:value-type="float">
            <text:p>146928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46928" calcext:value-type="float">
            <text:p>146928</text:p>
          </table:table-cell>
          <table:table-cell office:value-type="float" office:value="148107" calcext:value-type="float">
            <text:p>148107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48174" calcext:value-type="float">
            <text:p>148174</text:p>
          </table:table-cell>
          <table:table-cell office:value-type="float" office:value="148699" calcext:value-type="float">
            <text:p>148699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48766" calcext:value-type="float">
            <text:p>148766</text:p>
          </table:table-cell>
          <table:table-cell office:value-type="float" office:value="148833" calcext:value-type="float">
            <text:p>148833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48900" calcext:value-type="float">
            <text:p>148900</text:p>
          </table:table-cell>
          <table:table-cell office:value-type="float" office:value="148966" calcext:value-type="float">
            <text:p>148966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49033" calcext:value-type="float">
            <text:p>149033</text:p>
          </table:table-cell>
          <table:table-cell office:value-type="float" office:value="149165" calcext:value-type="float">
            <text:p>149165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49232" calcext:value-type="float">
            <text:p>149232</text:p>
          </table:table-cell>
          <table:table-cell office:value-type="float" office:value="149951" calcext:value-type="float">
            <text:p>149951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50018" calcext:value-type="float">
            <text:p>150018</text:p>
          </table:table-cell>
          <table:table-cell office:value-type="float" office:value="150278" calcext:value-type="float">
            <text:p>150278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50345" calcext:value-type="float">
            <text:p>150345</text:p>
          </table:table-cell>
          <table:table-cell office:value-type="float" office:value="150543" calcext:value-type="float">
            <text:p>150543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0808" calcext:value-type="float">
            <text:p>150808</text:p>
          </table:table-cell>
          <table:table-cell office:value-type="float" office:value="151005" calcext:value-type="float">
            <text:p>151005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51006" calcext:value-type="float">
            <text:p>151006</text:p>
          </table:table-cell>
          <table:table-cell office:value-type="float" office:value="151467" calcext:value-type="float">
            <text:p>151467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51467" calcext:value-type="float">
            <text:p>151467</text:p>
          </table:table-cell>
          <table:table-cell office:value-type="float" office:value="151535" calcext:value-type="float">
            <text:p>151535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51535" calcext:value-type="float">
            <text:p>151535</text:p>
          </table:table-cell>
          <table:table-cell office:value-type="float" office:value="151601" calcext:value-type="float">
            <text:p>151601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51668" calcext:value-type="float">
            <text:p>151668</text:p>
          </table:table-cell>
          <table:table-cell office:value-type="float" office:value="151799" calcext:value-type="float">
            <text:p>151799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51867" calcext:value-type="float">
            <text:p>151867</text:p>
          </table:table-cell>
          <table:table-cell office:value-type="float" office:value="151933" calcext:value-type="float">
            <text:p>151933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52001" calcext:value-type="float">
            <text:p>152001</text:p>
          </table:table-cell>
          <table:table-cell office:value-type="float" office:value="152133" calcext:value-type="float">
            <text:p>152133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52133" calcext:value-type="float">
            <text:p>152133</text:p>
          </table:table-cell>
          <table:table-cell office:value-type="float" office:value="152200" calcext:value-type="float">
            <text:p>152200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52200" calcext:value-type="float">
            <text:p>152200</text:p>
          </table:table-cell>
          <table:table-cell office:value-type="float" office:value="152332" calcext:value-type="float">
            <text:p>152332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52399" calcext:value-type="float">
            <text:p>152399</text:p>
          </table:table-cell>
          <table:table-cell office:value-type="float" office:value="152663" calcext:value-type="float">
            <text:p>152663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2730" calcext:value-type="float">
            <text:p>152730</text:p>
          </table:table-cell>
          <table:table-cell office:value-type="float" office:value="152927" calcext:value-type="float">
            <text:p>152927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52927" calcext:value-type="float">
            <text:p>152927</text:p>
          </table:table-cell>
          <table:table-cell office:value-type="float" office:value="152991" calcext:value-type="float">
            <text:p>152991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53058" calcext:value-type="float">
            <text:p>153058</text:p>
          </table:table-cell>
          <table:table-cell office:value-type="float" office:value="153122" calcext:value-type="float">
            <text:p>153122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53122" calcext:value-type="float">
            <text:p>153122</text:p>
          </table:table-cell>
          <table:table-cell office:value-type="float" office:value="153189" calcext:value-type="float">
            <text:p>153189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153189" calcext:value-type="float">
            <text:p>153189</text:p>
          </table:table-cell>
          <table:table-cell office:value-type="float" office:value="155547" calcext:value-type="float">
            <text:p>155547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55614" calcext:value-type="float">
            <text:p>155614</text:p>
          </table:table-cell>
          <table:table-cell office:value-type="float" office:value="156468" calcext:value-type="float">
            <text:p>156468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56534" calcext:value-type="float">
            <text:p>156534</text:p>
          </table:table-cell>
          <table:table-cell office:value-type="float" office:value="156601" calcext:value-type="float">
            <text:p>156601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56602" calcext:value-type="float">
            <text:p>156602</text:p>
          </table:table-cell>
          <table:table-cell office:value-type="float" office:value="156734" calcext:value-type="float">
            <text:p>156734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56734" calcext:value-type="float">
            <text:p>156734</text:p>
          </table:table-cell>
          <table:table-cell office:value-type="float" office:value="156801" calcext:value-type="float">
            <text:p>156801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56801" calcext:value-type="float">
            <text:p>156801</text:p>
          </table:table-cell>
          <table:table-cell office:value-type="float" office:value="156932" calcext:value-type="float">
            <text:p>156932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56932" calcext:value-type="float">
            <text:p>156932</text:p>
          </table:table-cell>
          <table:table-cell office:value-type="float" office:value="156999" calcext:value-type="float">
            <text:p>156999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7240" calcext:value-type="float">
            <text:p>157240</text:p>
          </table:table-cell>
          <table:table-cell office:value-type="float" office:value="157372" calcext:value-type="float">
            <text:p>157372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57503" calcext:value-type="float">
            <text:p>157503</text:p>
          </table:table-cell>
          <table:table-cell office:value-type="float" office:value="157701" calcext:value-type="float">
            <text:p>157701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57768" calcext:value-type="float">
            <text:p>157768</text:p>
          </table:table-cell>
          <table:table-cell office:value-type="float" office:value="157834" calcext:value-type="float">
            <text:p>157834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57900" calcext:value-type="float">
            <text:p>157900</text:p>
          </table:table-cell>
          <table:table-cell office:value-type="float" office:value="157966" calcext:value-type="float">
            <text:p>157966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60079" calcext:value-type="float">
            <text:p>160079</text:p>
          </table:table-cell>
          <table:table-cell office:value-type="float" office:value="160211" calcext:value-type="float">
            <text:p>160211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433976" calcext:value-type="float">
            <text:p>2433976</text:p>
          </table:table-cell>
          <table:table-cell office:value-type="float" office:value="2434043" calcext:value-type="float">
            <text:p>2434043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434114" calcext:value-type="float">
            <text:p>2434114</text:p>
          </table:table-cell>
          <table:table-cell office:value-type="float" office:value="2434509" calcext:value-type="float">
            <text:p>2434509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434578" calcext:value-type="float">
            <text:p>2434578</text:p>
          </table:table-cell>
          <table:table-cell office:value-type="float" office:value="2434644" calcext:value-type="float">
            <text:p>2434644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434712" calcext:value-type="float">
            <text:p>2434712</text:p>
          </table:table-cell>
          <table:table-cell office:value-type="float" office:value="2434844" calcext:value-type="float">
            <text:p>2434844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449154" calcext:value-type="float">
            <text:p>2449154</text:p>
          </table:table-cell>
          <table:table-cell office:value-type="float" office:value="2449418" calcext:value-type="float">
            <text:p>2449418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449553" calcext:value-type="float">
            <text:p>2449553</text:p>
          </table:table-cell>
          <table:table-cell office:value-type="float" office:value="2449687" calcext:value-type="float">
            <text:p>2449687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449756" calcext:value-type="float">
            <text:p>2449756</text:p>
          </table:table-cell>
          <table:table-cell office:value-type="float" office:value="2450347" calcext:value-type="float">
            <text:p>2450347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450415" calcext:value-type="float">
            <text:p>2450415</text:p>
          </table:table-cell>
          <table:table-cell office:value-type="float" office:value="2450550" calcext:value-type="float">
            <text:p>2450550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460383" calcext:value-type="float">
            <text:p>2460383</text:p>
          </table:table-cell>
          <table:table-cell office:value-type="float" office:value="2460777" calcext:value-type="float">
            <text:p>2460777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460845" calcext:value-type="float">
            <text:p>2460845</text:p>
          </table:table-cell>
          <table:table-cell office:value-type="float" office:value="2461175" calcext:value-type="float">
            <text:p>2461175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461243" calcext:value-type="float">
            <text:p>2461243</text:p>
          </table:table-cell>
          <table:table-cell office:value-type="float" office:value="2461442" calcext:value-type="float">
            <text:p>2461442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461510" calcext:value-type="float">
            <text:p>2461510</text:p>
          </table:table-cell>
          <table:table-cell office:value-type="float" office:value="2461576" calcext:value-type="float">
            <text:p>2461576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464788" calcext:value-type="float">
            <text:p>2464788</text:p>
          </table:table-cell>
          <table:table-cell office:value-type="float" office:value="2464855" calcext:value-type="float">
            <text:p>2464855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464856" calcext:value-type="float">
            <text:p>2464856</text:p>
          </table:table-cell>
          <table:table-cell office:value-type="float" office:value="2464924" calcext:value-type="float">
            <text:p>2464924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464924" calcext:value-type="float">
            <text:p>2464924</text:p>
          </table:table-cell>
          <table:table-cell office:value-type="float" office:value="2464990" calcext:value-type="float">
            <text:p>2464990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465126" calcext:value-type="float">
            <text:p>2465126</text:p>
          </table:table-cell>
          <table:table-cell office:value-type="float" office:value="2465723" calcext:value-type="float">
            <text:p>2465723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465855" calcext:value-type="float">
            <text:p>2465855</text:p>
          </table:table-cell>
          <table:table-cell office:value-type="float" office:value="2465987" calcext:value-type="float">
            <text:p>2465987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466055" calcext:value-type="float">
            <text:p>2466055</text:p>
          </table:table-cell>
          <table:table-cell office:value-type="float" office:value="2466383" calcext:value-type="float">
            <text:p>2466383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466520" calcext:value-type="float">
            <text:p>2466520</text:p>
          </table:table-cell>
          <table:table-cell office:value-type="float" office:value="2466586" calcext:value-type="float">
            <text:p>2466586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466586" calcext:value-type="float">
            <text:p>2466586</text:p>
          </table:table-cell>
          <table:table-cell office:value-type="float" office:value="2466650" calcext:value-type="float">
            <text:p>2466650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477565" calcext:value-type="float">
            <text:p>2477565</text:p>
          </table:table-cell>
          <table:table-cell office:value-type="float" office:value="2477630" calcext:value-type="float">
            <text:p>2477630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477631" calcext:value-type="float">
            <text:p>2477631</text:p>
          </table:table-cell>
          <table:table-cell office:value-type="float" office:value="2477767" calcext:value-type="float">
            <text:p>2477767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477833" calcext:value-type="float">
            <text:p>2477833</text:p>
          </table:table-cell>
          <table:table-cell office:value-type="float" office:value="2478099" calcext:value-type="float">
            <text:p>2478099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478167" calcext:value-type="float">
            <text:p>2478167</text:p>
          </table:table-cell>
          <table:table-cell office:value-type="float" office:value="2478232" calcext:value-type="float">
            <text:p>2478232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478364" calcext:value-type="float">
            <text:p>2478364</text:p>
          </table:table-cell>
          <table:table-cell office:value-type="float" office:value="2478626" calcext:value-type="float">
            <text:p>2478626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486479" calcext:value-type="float">
            <text:p>2486479</text:p>
          </table:table-cell>
          <table:table-cell office:value-type="float" office:value="2486545" calcext:value-type="float">
            <text:p>2486545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486742" calcext:value-type="float">
            <text:p>2486742</text:p>
          </table:table-cell>
          <table:table-cell office:value-type="float" office:value="2486808" calcext:value-type="float">
            <text:p>2486808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'genomas elegidos'.A3:'genomas elegidos'.D9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 style:data-style-name="N2" text:time-value="12:09:47.8010992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20:24:47.873413233</meta:creation-date>
    <dc:date>2020-03-25T01:55:07.041698150</dc:date>
    <meta:editing-duration>PT6H56M3S</meta:editing-duration>
    <meta:editing-cycles>5</meta:editing-cycles>
    <meta:generator>LibreOffice/6.0.7.3$Linux_X86_64 LibreOffice_project/00m0$Build-3</meta:generator>
    <meta:document-statistic meta:table-count="5" meta:cell-count="660" meta:object-count="0"/>
  </office:meta>
</office:document-meta>
</file>